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margin-top="0.049cm" fo:margin-bottom="0.049cm" style:contextual-spacing="false" fo:line-height="100%" fo:text-align="justify" style:justify-single-word="false"/>
    </style:style>
    <style:style style:name="P2" style:family="paragraph" style:parent-style-name="Standard" style:master-page-name="Standard">
      <style:paragraph-properties fo:margin-top="0.049cm" fo:margin-bottom="0.049cm" style:contextual-spacing="false" fo:line-height="100%" fo:text-align="justify" style:justify-single-word="false" style:page-number="auto"/>
    </style:style>
    <style:style style:name="T1" style:family="text">
      <style:text-properties fo:font-size="12pt" style:font-name-asian="Times New Roman" style:font-size-asian="12pt" style:language-asian="pl" style:country-asian="PL" style:font-name-complex="Times New Roman" style:font-size-complex="12pt"/>
    </style:style>
    <style:style style:name="T2" style:family="text">
      <style:text-properties fo:font-size="12pt" fo:font-weight="bold" style:font-name-asian="Times New Roman" style:font-size-asian="12pt" style:language-asian="pl" style:country-asian="PL" style:font-weight-asian="bold" style:font-name-complex="Times New Roman" style:font-size-complex="12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GoBack"/><text:span text:style-name="T1">6 stycznia 1994 r.</text:span></text:p>
      <text:p text:style-name="P1"><text:span text:style-name="T2">Wiceprezes Rady Ministrów Minister Finansów Marek Borowski:</text:span></text:p>
      <text:p text:style-name="P1"><text:span text:style-name="T1">    Panie Marszałku! Wysoka Izbo! W imieniu Rady Ministrów przedkładam Wysokiej Izbie projekt budżetu państwa na 1994 r. Jak każde zestawienie dochodów i wydatków państwa budżet jest odzwierciedleniem stanu i możliwości gospodarki. Jest także syntetycznym wyrazem linii programowej rządu. Wyrasta zarówno z przeszłości, jak i z uwarunkowań teraźniejszości. Rozróżnienie, co jest dziedzictwem blisko 50 lat najnowszej historii, co ostatnich 4 lat, co zaś 2 miesięcy pracy gabinetu Waldemara Pawlaka, jest konieczne nie tylko do zaprzestania ciągłego przerzucania odpowiedzialności między kolejne ekipy sprawujące rządy. Świadomość osiągnięć, lecz i popełnionych błędów wydaje się potrzebna do sformułowania efektywnej polityki gospodarczej na okres najbliższych kilku lat, polityki, którą inicjujemy przedłożonym projektem budżetu.</text:span></text:p>
      <text:p text:style-name="P1"><text:span text:style-name="T1">    Partie tworzące koalicję nie zamierzają tuszować grzechów realnego socjalizmu. Choć nie traktujemy go jako okresu samych błędów i porażek, to przecież odziedziczyliśmy gospodarkę nie przystosowaną do walki konkurencyjnej na rynkach światowych, z rozbudowanym, ale niefunkcjonalnym i wysoce kosztownym systemem świadczeń socjalnych i wreszcie z olbrzymim garbem zadłużenia zagranicznego. Ten spadek wywierał i nadal wywiera poważny wpływ na wszystkie budżety, poczynając od budżetu w 1990 r., a kończąc na prezentowanym obecnie. Niedostrzeganie, pomijanie tych faktów byłoby zwykłą nieuczciwością. Jeśli ktokolwiek sądzi, że ten rząd chciałby cokolwiek przemilczeć, jest w błędzie. Taką samą nieuczciwością jest jednak uporczywe głoszenie tezy, że do końca 1989 r. jedynie psuto gospodarkę, a od 1 stycznia 1990 r. wyłącznie ją naprawiano. W latach dziewięćdziesiątych też podejmowano decyzje, których negatywne skutki odczuwamy teraz i długo będziemy odczuwać w przyszłości.</text:span></text:p>
      <text:p text:style-name="P1"><text:span text:style-name="T1">    Za błędne uważamy niemal zupełne otwarcie granic celnych i dopuszczenie do znacznego importu towarów konsumpcyjnych, co podcięło wiele gałęzi przemysłu i produkcji rolnej, przyczyniając się do nadmiernego spadku produkcji i wzrostu bezrobocia. Skutki te pogłębiło zbyt długotrwałe podtrzymywanie sztywnego kursu walutowego. Z polityki tej zaczęto się wycofywać stopniowo, lecz znaczne szkody zostały już poczynione.</text:span></text:p>
      <text:p text:style-name="P1"><text:span text:style-name="T1">    Za błędne uważamy także zniesienie górnego limitu dla tzw. dywidendy obligatoryjnej i następnie długotrwałe kontynuowanie tej i innych dyskryminujących form opodatkowania przedsiębiorstw państwowych. Nową formułę zaproponowano dopiero po trzech latach w ramach paktu o przedsiębiorstwie. Do tego czasu jednak polityka ta osłabiła aktywność wielu przedsiębiorstw państwowych i przyczyniła się do wzrostu ich zadłużenia nadmiernego w stosunku do realnej możliwości spłat, wobec otoczenia. </text:span></text:p>
      <text:p text:style-name="P1"><text:span text:style-name="T1">    Po trzecie, za błąd uważamy fakt, że politykę bardzo wysokiej stopy procentowej zastosowano natychmiast po 1 stycznia 1990 r. nie tylko w stosunku do nowych, ale także do dawniej zaciągniętych kredytów bankowych. Już po kilku miesiącach wielka liczba przedsiębiorstw, w tym dysponujących nowoczesnym aparatem wytwórczym, a także indywidualnych obywateli, zwłaszcza rolników, stanęła wobec perspektywy kompletnej niewypłacalności, przez siebie nie zawinionej. I znów skutek był ten sam, jak poprzednio: spadek produkcji i wzrost bezrobocia. Te dwa zjawiska, spadek produkcji i lawinowy wzrost bezrobocia, poderwały finansowe podstawy funkcjonowania państwa. Spadek produkcji oddziałuje negatywnie na stronę dochodową budżetu, wzrost bezrobocia zmusza do zwiększenia wydatków na zasiłki, na pomoc społeczną i podtrzymanie systemu emerytalnego. Permanentny deficyt </text:span><text:soft-page-break/><text:span text:style-name="T1">budżetu państwa, z jakim borykamy się od 1991 r., jest więc tylko w części rezultatem zdarzeń nieuniknionych, jak na przykład rozpad rynku radzieckiego. W niemałej części natomiast przyczyniła się do jego powstania polityka gospodarcza poprzednich ekip rządowych. Deficyt ten nie był przy tym deficytem twórczym, nie zrestrukturyzowano dzięki niemu górnictwa, hutnictwa i innych gałęzi przemysłu, nie ożywiono budownictwa mieszkaniowego, nie poprawiono sytuacji sfery budżetowej. Stopniowo natomiast narastał dług wewnętrzny zaciągnięty na finansowanie tego deficytu. Koszty obsługi zadłużenia wewnętrznego, które w 1991 r. były zupełnie niegroźne i wyniosły ok. 2 bln zł, w 1994 r. wzrosną do 66 bln, a wraz z innymi rozliczeniami do 82 bln zł. I nie ma od nich odwołania. Odsetki płacone przez budżet bankom od kredytów zaciągniętych na sfinansowanie deficytu muszą być spłacane regularnie i w pełnej wysokości, gdyż w przeciwnym razie słabemu, obciążonemu wieloma złymi długami systemowi bankowemu grozi kompletny rozpad. I to jest w istocie najbardziej negatywny spadek po polityce gospodarczej rządów lat dziewięćdziesiątych.</text:span></text:p>
      <text:p text:style-name="P1"><text:span text:style-name="T1">    Wzrost produkcji i dochodu narodowego, jaki wystąpił w naszej gospodarce w 1993 r., jest, oczywiście, zjawiskiem pozytywnym. Należy tę pozytywną tendencję podtrzymać i utrwalić. Trzeba jednak pamiętać o poziomie, z jakiego wzrost ten się rozpoczął. Zresztą, jeśli tę stopę wzrostu uda się utrzymać w następnych latach, to dopiero w 1997 r. osiągniemy, nie najwyższy przecież, poziom dochodu narodowego z 1989 r. Dopiero wtedy możemy liczyć na powrót do finansowania na przykład sfery budżetowej na poziomie z 1989 r., a i to pod warunkiem, że uporamy się z problemem wydatków budżetu na obsługę zadłużenia wewnętrznego i zewnętrznego. Politycy, którzy bezkrytycznie wychwalają i absolutyzują obecny wzrost gospodarczy, zachowują się trochę jak lekarz, który nieostrożnie obchodząc się z chorym najpierw niechcący złamał mu rękę, a potem jeździł po kraju z przeźroczami pokazując, jak ładnie się zrasta. (Oklaski) Sprawa jest przy tym bardziej skomplikowana. Tak jak stan zdrowia chorego nie zależy od stanu jednej ręki, tak stanu gospodarki nie można oceniać wyłącznie według wskaźnika wzrostu produkcji. Spadł eksport, obniżyła się konkurencyjność polskich wyrobów, niepokojąco wzrosło ujemne saldo w bilansie płatniczym. Do niebezpiecznych granic zwiększyło się bezrobocie. Postępuje proces materialnego i cywilizacyjnego rozwarstwienia społeczeństwa. Nadal niewydolny i nie tknięty jakąkolwiek reformą, mimo upływu 4 lat, jest system ubezpieczeń społecznych i ochrony zdrowia. Utrzymuje się bardzo wysokie zadłużenie przedsiębiorstw, przy czym prawie połowa z nich przynosi straty. Większość banków przeżywa poważne trudności. Procesy restrukturyzacyjne w przemyśle są w stanie początkowym. W rolnictwie znacznie zmniejszyło się stado bydła, trzody chlewnej i drobiu.</text:span></text:p>
      <text:p text:style-name="P1"><text:span text:style-name="T1">    Wysoka Izbo! Sądzę, że trzeba kończyć swary dotyczące przeszłości, bo społeczeństwo oczekuje od nas działań dla przyszłości, oczekuje rozwiązywania konkretnych problemów. Aby tak się stało, muszą być jednak spełnione pewne warunki. </text:span></text:p>
      <text:p text:style-name="P1"><text:span text:style-name="T1">    Chcę jasno oświadczyć, że rząd Waldemara Pawlaka uznaje i docenia wysiłki, jakie dla reformowania gospodarki podejmowali jego solidarnościowi poprzednicy. Kto temu zaprzecza, drastycznie rozmija się z realiami.</text:span></text:p>
      <text:p text:style-name="P1"><text:span text:style-name="T1">    Domagamy się jednak, aby walcząc z jednymi nie tworzyć nowych mitów, że oto wszystko, co najważniejsze, zostało już zrobione, że największe problemy rozwiązano i że nie pozostaje już nic innego, jak prosta kontynuacja kursu poprzedników. Tymczasem popełnione w ciągu ostatnich kilku lat błędy i narosłe </text:span><text:soft-page-break/><text:span text:style-name="T1">negatywne zjawiska dowodzą, że taka jednostronna propaganda sukcesu nie ma podstaw. Dla wszystkich byłoby lepiej, by z niej zrezygnować. </text:span></text:p>
      <text:p text:style-name="P1"><text:span text:style-name="T1">    Panie Marszałku! Wysoka Izbo! Przedłożony Wysokiej Izbie projekt budżetu zamyka się po stronie dochodów kwotą 610 bln zł, a po stronie wydatków kwotą 693 bln zł i deficytem w wysokości 83 bln zł. </text:span></text:p>
      <text:p text:style-name="P1"><text:span text:style-name="T1">    Cele, jakie stawia rząd, będące podstawą do konstrukcji budżetu na 1994 rok, zakładają dalsze ograniczenie inflacji, a zarazem przyspieszenie tempa rozwoju gospodarki oraz poprawy bilansu handlowego z zagranicą. Zakładają również realny wzrost wynagrodzeń oraz redukcję tempa wzrostu bezrobocia. Pozwolę sobie pokrótce scharakteryzować niektóre wielkości. </text:span></text:p>
      <text:p text:style-name="P1"><text:span text:style-name="T1">    Zakłada się, że produkt krajowy brutto powinien wzrosnąć o 4,5%, inwestycje o 6%, eksport również o 6%, a import o 2,5%. Uzyskanie takich rezultatów będzie wymagało odejścia od dotychczasowej, raczej pasywnej polityki państwa wobec wzrostu produkcji i eksportu, racjonalizacji i zmiany struktury importu oraz zastosowania wielu rozwiązań proinwestycyjnych i proeksportowych. Działania te zaprezentuję przy okazji omawiania priorytetów rządu w zakresie wydatków budżetowych.</text:span></text:p>
      <text:p text:style-name="P1"><text:span text:style-name="T1">    Zakłada się, że średnioroczny wskaźnik wzrostu cen wyniesie około 27%, a więc o około 8 punktów procentowych mniej niż w 1993 r. </text:span></text:p>
      <text:p text:style-name="P1"><text:span text:style-name="T1">    Źródłem inflacji w Polsce są dwa główne czynniki: po pierwsze, jest to deficyt budżetowy, po drugie, wzrost kosztów częściowo wywołany przez wzrost cen nośników energii. Ceny energii i gazu muszą, niestety, wzrastać wraz z ogólną inflacją, jeśli mamy zapewnić tym branżom odpowiednie środki na inwestycje. Rząd nie może podejmować tylko decyzji łatwych i przyjemnych. Z drugiej strony rząd jest w pełni świadomy wpływu wzrostu tych cen na poziom życia obywateli. Dlatego konstruując budżet założyliśmy, że ceny nośników energii będą rosły wolniej niż dotychczas i wolniej, niż to wynika z uzgodnionego z Bankiem Światowym scenariusza dochodzenia do poziomu cen światowych. Projektowane tempo wzrostu tych cen zostało także obniżone w porównaniu z założeniami polityki budżetowej przygotowanej przez poprzedni gabinet. Podkreślam te fakty, bo ostatnio niektóre środki masowego przekazu eksponują tylko zamierzenia co do wzrostu cen, tak jakby był to wymysł rządu Waldemara Pawlaka, a poprzednio notowaliśmy same obniżki.</text:span></text:p>
      <text:p text:style-name="P1"><text:span text:style-name="T1">    Co się zaś tyczy przewidywanej podwyżki tzw. czynszów kwaterunkowych, to jej wprowadzenie połączone będzie z wejściem w życie przygotowanej przez rząd ustawy o czynszach i dodatkach mieszkaniowych. Gdyby Wysoki Sejm nie zdecydował się na wprowadzenie tych dodatków, wówczas wielkość podwyżki czynszów zostanie oczywiście obniżona.</text:span></text:p>
      <text:p text:style-name="P1"><text:span text:style-name="T1">    Inflacja w Polsce nie ma charakteru popytowego, jednak w wypadku nie kontrolowanego wzrostu płac może takiego charakteru nabrać. Rząd, aczkolwiek zdecydowany znieść tzw. popiwek - jest w tej sprawie zresztą stosowna ustawa - nie mógł przystać na propozycje uczynienia tego od dnia 1 stycznia br., bez żadnej zastępczej formy kontroli wzrostu wynagrodzeń. Projekt stosownej ustawy zostanie niebawem przedstawiony związkom zawodowym do konsultacji. Dochodzą jednak sygnały, że niektóre przedsiębiorstwa, kierując się nieścisłymi informacjami i nieuzasadnionymi przewidywaniami, zamierzają z wyprzedzeniem dokonać podwyżek płac. Uważam za konieczne oświadczyć, że do czasu wejścia w życie nowych przepisów podatek od ponadnormatywnego wzrostu wynagrodzeń będzie naliczany i pobierany zgodnie z obowiązującymi regułami. Utrzymanie wzrostu cen w </text:span><text:soft-page-break/><text:span text:style-name="T1">zakładanych granicach jest sprawą o zasadniczym znaczeniu nie tylko dla realności samego budżetu, ale dla całej gospodarki i dla obywateli.</text:span></text:p>
      <text:p text:style-name="P1"><text:span text:style-name="T1">    Ważnym elementem globalnej polityki gospodarczej jest polityka pieniężna. Szczegółowe założenia w tej materii zawarte są w przedłożonych Wysokiej Izbie ˝Kierunkach polityki pieniężnej˝, opracowanych przez Narodowy Bank Polski, i zostaną omówione przez panią prezes Narodowego Banku Polskiego. Ze swej strony pragnę stwierdzić, że między rządem a bankiem centralnym istnieje zbieżność poglądów i wzajemna wola współpracy.</text:span></text:p>
      <text:p text:style-name="P1"><text:span text:style-name="T1">    Wysoka Izbo! Przyjęta przez rząd konstrukcja budżetu oparta została na następujących założeniach, wynikających - co podkreślam - z programu gospodarczego koalicji. </text:span></text:p>
      <text:p text:style-name="P1"><text:span text:style-name="T1">    Przede wszystkim budżet na 1994 r. powinien w jak największym stopniu sprzyjać wzrostowi produkcji, inwestycji, eksportu, podtrzymać i umocnić rozwój gospodarczy.</text:span></text:p>
      <text:p text:style-name="P1"><text:span text:style-name="T1">    Jeszcze w tym miesiącu rząd przyjmie rozporządzenie o ulgach inwestycyjnych. W budżecie występują one w sposób pośredni, jako czynnik zmniejszający dochody z podatków. Ulgi te przysługiwać będą na jednakowych zasadach podmiotom państwowym i prywatnym, kapitałowi krajowemu i zagranicznemu, osobom prawnym i fizycznym (w tym także - co pragnę szczególnie podkreślić - płatnikom nowo wprowadzonego podatku zryczałtowanego). Z dodatkowych preferencji korzystać będą eksporterzy i jednostki gospodarcze podejmujące inwestycje o szczególnie dużej wartości. Ponadto rząd znowelizuje w najbliższym czasie rozporządzenie o ulgach podatkowych z tytułu tworzenia nowych miejsc pracy w okręgach zagrożonych szczególnie wysokim bezrobociem w taki sposób, by ulga stała się rzeczywistą, a nie - jak dotychczas - tylko teoretyczną zachętą dla inwestorów.</text:span></text:p>
      <text:p text:style-name="P1"><text:span text:style-name="T1">    W wielu krajach ważną rolę w aktywizowaniu inwestycji i eksportu odgrywają specjalne fundusze poręczeniowe, gwarancyjne i asekuracyjne. W Polsce działalność ta znajduje się jeszcze w powijakach.W projekcie budżetu rząd zarezerwował środki na ten cel. Dokapitalizowana zostanie Korporacja Ubezpieczeń Kredytów Eksportowych, dzięki czemu jej działalność i wpływ na zwiększenie polskiego eksportu ulegną znacznemu wzmocnieniu. </text:span></text:p>
      <text:p text:style-name="P1"><text:span text:style-name="T1">    Utworzony będzie, również ze środków zagranicznych i składek zainteresowanych podmiotów gospodarczych, Fundusz Gwarancji Kredytowych, wspomagający inwestycje i rozwój, a także prywatyzację małych i średnich przedsiębiorstw.</text:span></text:p>
      <text:p text:style-name="P1"><text:span text:style-name="T1">    W projekcie ustawy budżetowej proponujemy znaczne, bo ponad trzykrotne - z 8 do 25 bln zł - podwyższenie limitu poręczeń i gwarancji kredytowych skarbu państwa. Rząd gotów jest zwiększyć swoje zaangażowanie w procesy gospodarcze, czyniąc to w sposób właściwy dla gospodarki rynkowej. Wnikliwie rozpatrywane i roztropnie udzielane poręczenia i gwarancje, a także regwarancje dla ważnych przedsięwzięć inwestycyjnych i rozwojowych powinny w istotnym stopniu zaktywizować gospodarkę.</text:span></text:p>
      <text:p text:style-name="P1"><text:span text:style-name="T1">    Podobną rolę odgrywają rządowe zamówienia w zakresie uzbrojenia armii. W ostatniej fazie prac nad budżetem zwiększono planowane wydatki Ministerstwa Obrony Narodowej w tym zakresie, zapewniając jednocześnie realizację kilku celów: podtrzymanie zatrudnienia w przeżywającym poważne trudności przemyśle zbrojeniowym, ożywienie produkcji u dostawców fabryk zbrojeniowych i wreszcie poprawę stanu uzbrojenia armii.</text:span></text:p>
      <text:p text:style-name="P1"><text:span text:style-name="T1">    Prawie trzykrotnie wzrastają środki na promocję eksportu; zarazem poprzez odpowiednie dostosowanie polityki celnej tworzymy warunki do zwiększenia krajowych i zagranicznych inwestycji w Polsce.</text:span></text:p>
      <text:p text:style-name="P1"><text:soft-page-break/><text:span text:style-name="T1">    Istotne znaczenie dla podnoszenia efektywności całej gospodarki mają procesy restrukturyzacyjne - jeżeli oczywiście są prawidłowo prowadzone. Dotychczasowe doświadczenia w tej dziedzinie nie są niestety najlepsze. Wydano wiele pieniędzy z mizernymi skutkami. W budżecie na 1994 r. zwiększamy środki na restrukturyzację przemysłu ze źródeł krajowych i zagranicznych z 2 do 6 bln zł, koncentrując je na górnictwie węgla i siarki. W ten sposób powstaje realna szansa, że przynajmniej 7 najbardziej deficytowych kopalń węgla zostanie w ciągu dwóch najbliższych lat zlikwidowanych, co zmniejszy społeczne koszty wydobycia tego podstawowego surowca energetycznego. Wiemy, że jest to proces trudny i społecznie bolesny, ale niezbędny z punktu widzenia gospodarki jako całości. Jego realizacja będzie wymagała wyasygnowania poważnych kwot na osłony socjalne. W budżecie zarezerwowano odpowiednie środki na ten cel.</text:span></text:p>
      <text:p text:style-name="P1"><text:span text:style-name="T1">    Jedną z największych przeszkód w aktywizowaniu gospodarki jest dziś w Polsce mała dostępność kredytu i wysoka stopa procentowa. Bariery w dostępie do kredytu chcemy przezwyciężać uruchamiając omówione przed chwilą instytucje gwarancji i poręczeń. Obniżenie stopy procentowej nie jest jednak możliwe w drodze decyzji administracyjnych. Stopa procentowa jest i będzie uzależniona od wskaźnika inflacji i zdecydowane jej obniżenie wymaga zawsze wyasygnowania znacznych środków na wyrównanie bankom strat, jakie ponoszą, udzielając kredytów o preferencyjnej stopie procentowej.</text:span></text:p>
      <text:p text:style-name="P1"><text:span text:style-name="T1">    Nie jest ani możliwe, ani uzasadnione szerokie angażowanie środków budżetowych na ten cel, z jednym wszakże wyjątkiem. Wyjątkiem tym jest rolnictwo, którego specyfika sprawia, że w warunkach drogiego kredytu nie jest ono w stanie inwestować i rozwijać się. A przecież inwestujące i kupujące środki produkcji rolnictwo jest czynnikiem ożywiającym przemysł i całą gospodarkę. Rząd z decydował zwiększyć znacznie, bo aż o 2/3 (z 1,5 bln do 2,5 bln zł), kwotę przeznaczoną na dofinansowanie odsetek od preferencyjnych kredytów dla rolnictwa. Jednocześnie chcemy ustanowić preferencyjną stopę procentową na poziomie zdecydowanie niższym od dotychczasowego. Łączne nakłady na rolnictwo (z uwzględnieniem wpłat z Narodowego Banku Polskiego na Fundusz Restrukturyzacji i Oddłużenia Rolnictwa oraz pożyczki Banku Światowego ASAL) wyniosą 18,7 bln zł. Jest to o 2 bln zł więcej, niż przewidywał przeznaczyć na rolnictwo w 1994 r. poprzedni rząd. Największe przyrosty dotyczą wspomnianych już dopłat do kredytów preferencyjnych, Agencji Rynku Rolnego i Funduszu Restrukturyzacji i Oddłużenia Rolnictwa, a więc mechanizmów i instytucji decydujących o stabilizacji rynku rolnego i wzroście produkcji.</text:span></text:p>
      <text:p text:style-name="P1"><text:span text:style-name="T1">    Projekt ustawy budżetowej zawiera także inne zapisy ważne dla rolnictwa, jego otoczenia i samych rolników. Jednym z nich jest postanowienie stwarzające możliwość udzielenia pomocy Bankowi Gospodarki Żywnościowej, innym - znaczne zwiększenie dotacji dla Kasy Rolniczego Ubezpieczenia Społecznego w związku z podwyższeniem emerytur rolniczych.</text:span></text:p>
      <text:p text:style-name="P1"><text:span text:style-name="T1">    Z tej wysokiej trybuny wielokrotnie padały patetyczne słowa o chłopach, co ˝żywią i bronią˝, o szacunku dla rolniczego trudu, o znaczeniu rolnictwa dla gospodarki. Niestety, niewiele z tych słów wynikało, a przyznawane środki często marnowano. Również i w moich ustach słowa takie zabrzmiałyby nienaturalnie, tym bardziej że historia nie zna przypadku, by minister finansów został kiedykolwiek chłopskim ulubieńcem - chyba że pośmiertnie. (Wesołość na sali, oklaski)</text:span></text:p>
      <text:p text:style-name="P1"><text:span text:style-name="T1">    Dlatego też niech Wysoka Izba pozwoli, że jako minister finansów zwrócę się do rolników i ich reprezentantów językiem stosownym do urzędu, jaki przyszło mi </text:span><text:soft-page-break/><text:span text:style-name="T1">sprawować: Szanowni rolnicy! Mamy wspólny interes do zrobienia. Są pieniądze. Wykorzystajmy je lepiej niż nasi poprzednicy. (Oklaski)</text:span></text:p>
      <text:p text:style-name="P1"><text:span text:style-name="T1">    Wysoka Izbo! Drugim - po działaniach wzmacniających tendencje wzrostowe w gospodarce - priorytetem rządu stało się zahamowanie postępującego od lat spadku wydatków na sferę budżetową. Założenie to zrealizowano poprzez:</text:span></text:p>
      <text:p text:style-name="P1"><text:span text:style-name="T1">    - zwiększenie realnej wartości wynagrodzeń, zgodnie z ustawą o zasadach kształtowania wynagrodzeń w sferze budżetowej przyjętą niedawno przez Wysoką Izbę;</text:span></text:p>
      <text:p text:style-name="P1"><text:span text:style-name="T1">    - utrzymanie realnych wydatków rzeczowych na poziomie 1993 r.</text:span></text:p>
      <text:p text:style-name="P1"><text:span text:style-name="T1">    Środki na sferę budżetową to ponad połowa wszystkich wydatków. Wszelkie zobowiązania w tej dziedzinie oznaczają wielki wysiłek dla budżetu państwa. Rząd zdecydował się jednak na takie posunięcie, gdyż dalsze cięcia wydatków w tej sferze - co było w przeszłości stałą praktyką - groziłyby kompletną zapaścią. Zdajemy sobie sprawę, że pracownicy tzw. budżetówki oczekiwali, że już tegoroczny budżet przyniesie realny wzrost wydatków. Niestety - poza resortem zdrowia i sprawiedliwości nie jest to jeszcze możliwe. W tym roku zahamujemy spadek. Postęp w tej dziedzinie uzależniony będzie od skali przyszłego wzrostu gospodarczego, dyscypliny w realizacji założeń budżetowych oraz od rozsądnego wydatkowania środków.</text:span></text:p>
      <text:p text:style-name="P1"><text:span text:style-name="T1">    Rząd przewiduje przyspieszenie prac nad wprowadzeniem powszechnie obowiązujących zasad zamówień publicznych oraz nad reformą najbardziej kosztownego - po ubezpieczeniach społecznych - działu budżetowego, jakim jest system ochrony zdrowia. Przygotujemy i przedstawimy do końca pierwszego półrocza br. kompleksową koncepcję reformy systemu ubezpieczeń, obciążających obecnie budżet koniecznością wielobilionowych dopłat. Racjonalizację wydatków publicznych powinno także przynieść systematyczne przekazywanie samorządom terytorialnym kolejnych instytucji świadczących usługi społeczne.</text:span></text:p>
      <text:p text:style-name="P1"><text:span text:style-name="T1">    Trzecim priorytetem przyjętym przy konstrukcji budżetu na 1994 r. jest wzmocnienie ochrony najuboższych. Decyzją Wysokiej Izby od dnia 1 stycznia zostały podwyższone najniższe emerytury i renty. Znacznie wzrosną też wydatki przewidziane na pomoc społeczną, w tym dla kobiet w ciąży, na dodatki mieszkaniowe i na uruchomienie nowych domów pomocy społecznej. Zdajemy sobie oczywiście sprawę, że środki przeznaczone na ten cel nie są wystarczające. W związku z tym resort pracy i polityki socjalnej oraz wojewodowie we współpracy z gminami podejmą działania poprawiające efektywność ich wykorzystania, tak aby otrzymywali je rzeczywiście najbardziej potrzebujący. Dodatkowe, znaczące środki na pomoc dla najuboższych można będzie także zapewnić poprzez reformę systemu zasiłków rodzinnych. Do końca I kwartału br. rząd przedłoży Wysokiej Izbie projekt ustawy regulujący tę kwestię.</text:span></text:p>
      <text:p text:style-name="P1"><text:span text:style-name="T1">    Z problematyką ochrony najuboższych wiąże się ściśle problem walki z bezrobociem i jego negatywnymi skutkami. Podstawową metodą tej walki jest i będzie zwiększanie aktywności gospodarczej i zachęcanie do tworzenia nowych miejsc pracy. Przyjęta w budżecie alokacja środków finansowych uwzględnia założenia rozwoju infrastruktury, a więc tej dziedziny gospodarki, która wymaga szczególnie dużego nakładu pracy. Zapewnione zostaną środki na rozwój łączności i telekomunikacji oraz na rozbudowę sieci drogowej. Pozwoli to nie tylko nadrobić nasze zapóźnienie cywilizacyjne, ale stworzy także nowe miejsca pracy, najpierw przy budowie sieci telekomunikacyjnych oraz autostrad i w przemysłach produkujących materiały na ten cel, a potem w tworzonych przedsiębiorstwach usługowych. W 1994 r. zakłada się znaczny, bo 60-procentowy, wzrost aktywnych </text:span><text:soft-page-break/><text:span text:style-name="T1">form przeciwdziałania bezrobociu, w tym prac publicznych i interwencyjnych. Rząd podejmie działania, by skoncentrować je w regionach, gdzie będą one najefektywniej wykorzystane.</text:span></text:p>
      <text:p text:style-name="P1"><text:span text:style-name="T1">    Istnieją jeszcze dalsze możliwości zwiększenia środków na świadczenia dla najbardziej potrzebujących. W tym celu trzeba podjąć zdecydowane działania, eliminując coraz częstsze przypadki nadużyć. Chodzi tu o praktycznie bezkarne zatrudnianie na czarno obywateli polskich i obcych, o unikanie opłacania składek na ubezpieczenia społeczne (np. przez zatrudnianie na umowie-zleceniu). Chodzi także o uelastycznienie możliwości skracania okresu pobierania zasiłków w regionach o stosunkowo dużych możliwościach znalezienia pracy, a wydłużanie w innych, a także o wprowadzenie jednolitych zasad wypłacania zasiłków chorobowych przedsiębiorstwom państwowym i prywatnym. We wszystkich tych kwestiach rząd w najbliższym czasie przedstawi Wysokiej Izbie odpowiednie propozycje uregulowań ustawowych.</text:span></text:p>
      <text:p text:style-name="P1"><text:span text:style-name="T1">    Za czwarty priorytet rząd uznał konieczność zapewnienia środków niezbędnych do pomyślnego zakończenia operacji redukowania długu zagranicznego, a w konsekwencji uruchomienia i efektywnego wykorzystania kapitału obcego. Jest to sprawa o zasadniczym znaczeniu, z czego być może nie wszyscy zdają sobie sprawę. Polska potrzebuje kapitału zagranicznego z dwóch co najmniej powodów:</text:span></text:p>
      <text:p text:style-name="P1"><text:span text:style-name="T1">    - po pierwsze dlatego, że stabilny i długotrwały wzrost gospodarczy wymaga inwestycji, a nasze wewnętrzne oszczędności są niewystarczające;</text:span></text:p>
      <text:p text:style-name="P1"><text:span text:style-name="T1">    - po drugie dlatego, że musimy uzyskać środki dewizowe do zrównoważenia deficytu w handlu zagranicznym oraz na spłatę zadłużenia.</text:span></text:p>
      <text:p text:style-name="P1"><text:span text:style-name="T1">    Dotychczasowy napływ tego kapitału wygląda skromnie, gdyż Polskę ciągle traktuje się jako kraj podwyższonego ryzyka.</text:span></text:p>
      <text:p text:style-name="P1"><text:span text:style-name="T1">    Pragnę potwierdzić, że Polska jest niezmiennie zainteresowana ostatecznym porozumieniem się co do redukcji i restrukturyzacji zadłużenia zagranicznego, w tym z Klubem Londyńskim. Porozumienie to powinno jednak uwzględniać ograniczone możliwości płatnicze i budżetowe naszego kraju.</text:span></text:p>
      <text:p text:style-name="P1"><text:span text:style-name="T1">    Panie Marszałku! Wysoka Izbo! Opracowanie budżetu uwzględniającego wymienione priorytety nie było możliwe na podstawie założeń budżetowych przygotowanych przez rząd Hanny Suchockiej. Przy najbardziej optymistycznych programach realizacyjnych zabrakłoby co najmniej 20 bln zł, bez których nie byłoby ani dodatkowych środków na rolnictwo, ani na podwyżki najniższych emerytur i rent, ani na ulgi inwestycyjne, ani na wspomaganie eksportu i restrukturyzację przemysłu, ani na zwiększenie wydatków na pomoc społeczną. Musiałoby się także skończyć na kolejnym, tradycyjnym już, obcięciu wydatków na sferę budżetową.</text:span></text:p>
      <text:p text:style-name="P1"><text:span text:style-name="T1">    Chcąc opracować zgodny z programem koalicji, a zarazem realistyczny budżet rząd Waldemara Pawlaka w krótkim czasie przygotował projekty ustaw zwiększających dochody o brakujące 20 bln zł, czyli o 1% produktu krajowego brutto. Dodatkowe dochody będą pochodzić przede wszystkim z tych obszarów naszej gospodarki, gdzie ze względu na legalne zwolnienia nie płaciło się podatków oraz z tych, gdzie ich płacenia udawało się unikać. Konieczny okazał się także wzrost stawek opodatkowania powszechnego. Tu jednak przyjęto zasadę sprawiedliwego rozkładania ciężarów podatkowych, w mniejszym stopniu obciążając osoby o dochodach przeciętnych lub niskich. Ograniczono ulgi, z których w pełni korzystać mogli tylko ludzie bogaci. Zmieniono zasady opodatkowania kościołów.</text:span></text:p>
      <text:p text:style-name="P1"><text:span text:style-name="T1">    Krytycy polityki rządu usilnie eksponują tylko jeden wątek operacji dochodowej - podwyżkę podatków od dochodów osobistych ludności. Tymczasem dodatkowe </text:span><text:soft-page-break/><text:span text:style-name="T1">dochody z tego tytułu będą niższe od dochodów, jakie poprzedni rząd uzyskał w 1993 r. w wyniku zamrożenia tabeli podatkowej, nie mówiąc już o tym, że manewr ten dotknął najsilniej osoby o najniższych dochodach.</text:span></text:p>
      <text:p text:style-name="P1"><text:span text:style-name="T1">    Decydujące dla wzrostu dochodów będą zmiany zasad podatkowych, takie jak:</text:span></text:p>
      <text:p text:style-name="P1"><text:span text:style-name="T1">    - banderolowanie wyrobów akcyzowych,</text:span></text:p>
      <text:p text:style-name="P1"><text:span text:style-name="T1">    - obowiązek informowania o posiadanych rachunkach bankowych, </text:span></text:p>
      <text:p text:style-name="P1"><text:span text:style-name="T1">    - szersze niż dotychczas stosowanie płatności z rachunku bankowego zamiast gotówką, </text:span></text:p>
      <text:p text:style-name="P1"><text:span text:style-name="T1">    - zakaz obniżania dochodów z jednej działalności przez dopisywanie strat z innej działalności,</text:span></text:p>
      <text:p text:style-name="P1"><text:span text:style-name="T1">    - rozszerzenie obowiązku dokumentowania wydatków fakturami VAT-owskimi,</text:span></text:p>
      <text:p text:style-name="P1"><text:span text:style-name="T1">    - wprowadzenie podatku zryczałtowanego dla części podatników.</text:span></text:p>
      <text:p text:style-name="P1"><text:span text:style-name="T1">    Jednocześnie w budżecie zarezerwowano odpowiednie środki, aby zapewnić wzrost zatrudnienia i poprawę wyposażenia służb skarbowo-celnych. Projektuje się również utworzenie tzw. policji celnej i ustawowe podporządkowanie Głównego Urzędu Ceł ministrowi finansów. Oprócz wspomnianego banderolowania wyrobów akcyzowych zostaną przedstawione Wysokiej Izbie projekty ustawy o rejestracji identyfikacji podatników oraz ustawy doskonalącej wykonywanie kontroli skarbowej. Gdyby nie podjęto wszystkich tych działań, wpływy zwiększyłyby się o około 31%. Taki właśnie wskaźnik projektował osiągnąć poprzedni rząd. Natomiast prezentowany Wysokiej Izbie projekt budżetu zakłada, że dochody wzrosną o 35,2%, przy czym wpływy z VAT i akcyzy oraz ceł, które w największym stopniu związane są z tzw. szarą strefą, wzrosną odpowiednio o 44% i o 39%. Podatki dochodowe od przedsiębiorstw i osób fizycznych rosną natomiast tylko o około 30%, co jest wynikiem wprowadzenia przez rząd ulg inwestycyjnych, a także konieczności zwrócenia obywatelom w bieżącym roku podatku nadpłaconego w roku ubiegłym, co także ogranicza pole manewru rządowi. W tym roku będzie to kwota szczególnie wysoka i wyniesie około 7 bln zł. </text:span></text:p>
      <text:p text:style-name="P1"><text:span text:style-name="T1">    Z innych dochodów warto wymienić wpływy z zaległych podatków zniesionych lub znoszonych (m.in. z podatku obrotowego i dywidendy obligatoryjnej) w kwocie 4,2 bln zł. Jest to efekt założonego w programie gospodarczym koalicji wprowadzenia mechanizmu oddłużania podmiotów gospodarczych, mających długi z tytułu tych podatków, według stanu na 31 grudnia 1992 r. lub - w stosunku do niektórych podatków - najdalej według stanu na 30 czerwca 1993 r. Podkreślam z naciskiem, że takie są te daty, aby przestrzec przedsiębiorstwa, które w ostatnich miesiącach, licząc na oddłużenie, przestały terminowo regulować swoje zaległości podatkowe. Zwracam także uwagę, że nie będzie to proste darowanie długów, ale tworzenie szansy dla przedsiębiorstw. W zamian za spłatę części zaległości w roku bieżącym i w latach następnych spłata pozostałej części zostanie odroczona, a następnie nawet umorzona.</text:span></text:p>
      <text:p text:style-name="P1"><text:span text:style-name="T1">    Założony w ustawie budżetowej wzrost dochodów jest bardzo wysoki. Rząd stoi na stanowisku, że dalsze ich podwyższanie, połączone ze zwiększaniem wydatków, mogłoby wprawdzie ułatwić przyjęcie budżetu, ale za to utrudnić czy wręcz uniemożliwić jego późniejszą realizację. Gdyby bowiem po kilku miesiącach okazało się, że zaplanowane dochody nie wpływają, a założonego deficytu budżetowego nie daje się już powiększyć, konieczne byłyby cięcia wydatków, a czynienie tego w ciągu roku jest zawsze znacznie bardziej bolesne i społecznie rozczarowujące niż przyjęcie na początku roku świadomie określonych ograniczeń. </text:span></text:p>
      <text:p text:style-name="P1"><text:soft-page-break/><text:span text:style-name="T1">    Rząd dostrzega potrzebę i możliwości skutecznego poszukiwania innych źródeł dochodów budżetowych. Rozważana jest koncepcja przeniesienia podatku drogowego, wliczenia go w cenę paliwa, co powinno zapewnić dodatkowe dochody od zmotoryzowanych turystów zagranicznych, wprowadzenia w pewnym zakresie opłat granicznych, a także opodatkowania operacji giełdowych. W każdym z tych przypadków potrzebna jest jednak staranna analiza, przygotowanie odpowiednich rozwiązań prawnych, a także rozwaga. Na przykład, przeniesienie podatku drogowego wymaga znalezienia sposobu zrekompensowania gminom ubytku dochodów. Proponowane przez niektórych wprowadzenie powszechnych opłat granicznych wymaga starannego przepatrzenia obowiązującego prawa i umów międzynarodowych, a opodatkowanie giełdy, niezręcznie wprowadzone, może pozbawić skarb państwa znacznych dochodów z prywatyzacji. Kwestia ta budzi wiele emocji, dlatego pozwolę sobie poświęcić jej nieco więcej miejsca. </text:span></text:p>
      <text:p text:style-name="P1"><text:span text:style-name="T1">    Przekształcenia własnościowe zajmują ważne miejsce w polityce gospodarczej rządu; będzie o nich szerzej mówił minister przekształceń własnościowych Wiesław Kaczmarek. Znajduje to swoje odbicie w projekcie budżetu - w planowanym wzroście dochodów z prywatyzacji z 7,5 do 12,3 bln zł. Podstawą do takiego planowania jest to, że mamy zamiar szerzej wykorzystać giełdę jako źródła dochodów skarbu państwa. Fakt, że panuje na niej dobra koniunktura oraz że ta forma prywatyzacji cieszy się stosunkowo największym poparciem społecznym, jest dobrym prognostykiem. Najlepszych przykładów dostarcza sprzedaż Wielkopolskiego Banku Kredytowego i Banku Śląskiego. Wielkopolski Bank Kredytowy sprzedany został, zanim rozpoczęła się hossa giełdowa, za cenę wynoszącą około 80% wartości księgowej, co dało budżetowi około 350 mld zł. Kilka miesięcy później za dwukrotnie większy Bank Śląski budżet uzyskał ponad 3 bln zł, przy czym połowę tej kwoty zarobiono już dzięki decyzjom obecnego gabinetu. To właśnie dzięki tym wpływom będziemy mogli znacznie rozszerzyć preferencyjne kredyty dla rolnictwa i zwiększyć środki na restrukturyzację przemysłu. Ze strony różnych osób, w tym przyznających się do poglądów lewicowych, słyszymy słowa krytyki. Kiedyś sprzeciwiali się oni jakiejkolwiek sprzedaży banków, teraz nie mają już nic przeciw, ale krzywią się, że Bank Śląski sprzedano za tanio, głosząc zadziwiającą tezę, iż sprzedaż ta odbyła się kosztem społeczeństwa. Jednocześnie domagają się zdecydowanego opodatkowania dochodów giełdowych, licząc na znaczne wpływy z tego tytułu i traktując to jako sprawdzian lewicowości rządu. Tymczasem korzyści skarbu państwa z hossy na giełdzie przewyższają wszelkie możliwe do uzyskania wpływy z opodatkowania obrotów giełdowych. Trzeba się więc raczej zastanowić nad tym, jak przyspieszyć wprowadzenie na giełdę nowych spółek, normalizując tym samym jej funkcjonowanie. Podatek dochodowy spowodowałby natomiast spadek cen akcji, a zatem i spadek - a nie wzrost - dochodów budżetowych. Z drugiej strony, jak to słusznie zauważył premier Pawlak w swoim wstąpieniu tydzień temu, inwestorzy giełdowi osiągają znaczne zyski i powinni się nimi chociaż w części podzielić z budżetem. Dlatego rząd analizuje możliwość zastosowania niewielkiej opłaty skarbowej od transakcji giełdowych. Po zebraniu niezbędnych informacji - także z giełd zagranicznych - rozważy przedłożenie Wysokiej Izbie stosownego projektu ustawy.</text:span></text:p>
      <text:p text:style-name="P1"><text:span text:style-name="T1">    Jeszcze raz powtórzę: potrzebna jest tu szczególna rozwaga, gdyż nie wolno dla jakiejkolwiek doktryny - wszystko jedno, liberalnej czy lewicowej - pozbawiać budżetu dochodów przeznaczanych przecież na ważne cele społeczne.</text:span></text:p>
      <text:p text:style-name="P1"><text:span text:style-name="T1">    Panie Marszałku! Wysoka Izbo! Omówiłem planowane wydatki i dochody projektu budżetu państwa na rok 1994, koncentrując się nie tyle na suchych liczbach, co na </text:span><text:soft-page-break/><text:span text:style-name="T1">myśli przewodniej towarzyszącej rządowi w trakcie prac nad budżetem. W podobny sposób chciałbym przedstawić problem deficytu budżetowego. Ustalono go na poziomie 83 bln zł, czyli 4,1% produktu krajowego brutto. Nie jest to żadna liczba magiczna, jak na przykład słynne 5% sprzed 2 lat. Jest to także więcej, niż wyniósł deficyt budżetowy w roku 1993. Deficyt to przecież nic innego jak tylko część wydatków, której nie pokrywają dochody. Rząd musi więc znaleźć inne źródło ich sfinansowania. W zasadzie są trzy możliwości. Po pierwsze, bezpośrednie finansowanie przez Narodowy Bank Polski, czyli - w uproszczeniu - dodatkowa emisja pieniądza. Rząd uzgodnił z Narodowym Bankiem Polskim, że finansowanie to powinno wynieść co najmniej 30 bln zł w ujęciu kasowym, z możliwością zwiększenia tej kwoty o następne 5 bln zł. Zdaniem Narodowego Banku Polskiego i wielu ekspertów dalszy przyrost tego finansowania byłby już niebezpieczny dla wywiązania się z jednego z podstawowych założeń budżetu, jakim jest obniżenie stopy inflacji do 27% średnio w roku. Druga możliwość finansowania deficytu to zapożyczenie się państwa u obywateli i przedsiębiorstw w formie sprzedania im obligacji skarbu państwa. Rząd zakłada znaczny wzrost tej sprzedaży, z 8 do 13 bln zł, a więc o prawie 60%, ale możliwości są tu - w oczywisty sposób - ograniczone.Wreszcie trzecie źródło to pożyczanie pieniędzy w bankach. Budżet działa tu jak każdy inny kredytobiorca, tyle że szczególnie solidny. W zamian za kredyty budżet przekazuje bankom bony skarbowe, które musi terminowo wykupywać, gdyż w przeciwnym razie żaden bank nie udzieli mu następnych kredytów. Pożyczanie pieniędzy w bankach ma jednak dwie wady: 1) gdy rośnie deficyt, a za nim kredyty bankowe dla budżetu, to zmniejsza się pula kredytowa dla gospodarki, co osłabia dynamikę rozwojową; 2) kredyt jest drogi i budżet musi płacić wysokie odsetki. To jest właśnie ta słynna obsługa zadłużenia wewnętrznego, ciążąca nad budżetem roku 1994 i lat następnych. Z tych dwóch powodów rachuby na to, że banki sfinansują dowolny deficyt, są nie tylko nierealne, ale i niebezpieczne. </text:span></text:p>
      <text:p text:style-name="P1"><text:span text:style-name="T1">    Rząd i Narodowy Bank Polski zakładają, że deficyt budżetu znajduje się już na krawędzi możliwości finansowania go przez banki. Być może jest to nawet kwota przekraczająca tę granicę, gdyż szczegółowe analizy wielu - choć nie wszystkich - ekspertów rządowych, bankowych i niezależnych, wskazywały na 80 bln zł jako maksymalną kwotę deficytu krajowego. (Oczywiście przy tym wskaźniku inflacji, który został założony). Jest to więc z pewnością deficyt trudny do sfinansowania i rząd zwraca się z usilną prośbą o niepodwyższanie go przez Wysoką Izbę w trakcie prac nad budżetem.</text:span></text:p>
      <text:p text:style-name="P1"><text:span text:style-name="T1">    Panie Marszałku! Wysoki Sejmie! Najważniejszym obecnie problemem Polski jest kryzys finansów publicznych. W roku 1991 koszty obsługi długu wewnętrznego wyniosły 2,5 bln zł, w 1992 - 24 bln zł, w 1993 - 48 bln zł, w 1994 wyniosą 82 bln zł. Doszliśmy już do takiego punktu, że wielkość deficytu i odsetki płacone bankom za kredyt - udzielany na jego pokrycie i nieprzerwanie wzrastający od roku 1991- prawie się zrównały. W pewnym uproszczeniu oznacza to, że wszystkie pieniądze, które budżet pożyczy w tym roku na pokrycie deficytu, będą musiały niezwłocznie zostać odniesione do banków tytułem spłaty odsetek. Kryzys polskich finansów publicznych jest tym większy, że spłacamy także odsetki od kredytów zagranicznych. W 1994 r. kosztować to będzie 30 bln zł, czyli łącznie z obsługą zadłużenia wewnętrznego 112 bln zł. O ponad 50 bln zł więcej, niż w 1993 r.Wszyscy, którzy nie są zadowoleni z tego budżetu, muszą wziąć ten fakt pod uwagę.</text:span></text:p>
      <text:p text:style-name="P1"><text:span text:style-name="T1">    Nasuwa się pytanie: Co dalej? Rząd traktuje ten problem z największą powagą. Niezwłocznie po złożeniu projektu budżetu w Sejmie rozpoczęliśmy prace nad wariantowymi scenariuszami rozwoju sytuacji budżetu państwa w roku 1995, a nawet </text:span><text:soft-page-break/><text:span text:style-name="T1">dalej - bo do 1997 r. Dopiero taka prognoza, którą w niedługim czasie zamierzamy przedstawić, będzie mogła posłużyć do zaprojektowania dalszych długofalowych działań, w tym do opracowania realistycznych założeń polityki społeczno-gospodarczej do 1997 r. Rząd pragnie, aby taka projekcja budżetowa stała się przedmiotem szerokiej dyskusji w parlamencie, wśród ekonomistów, w związkach zawodowych i w związkach pracodawców. Okazuje się, że Polska w okresie transformacji musi przejść nie jedną, ale co najmniej dwie wielkie próby. Terapię szokową z lat 1990-1991 już mamy za sobą, teraz przed nami druga próba - przezwyciężenie kryzysu finansów publicznych. Jesteśmy przekonani, że wspólnie znajdziemy optymalne wyjście z tej trudnej sytuacji.</text:span></text:p>
      <text:p text:style-name="P1"><text:span text:style-name="T1">    Wysoka Izbo! Niektórzy posłowie, w dyskusji nad wystąpieniem premiera Pawlaka w ubiegłym tygodniu, wyrażali wątpliwość, czy rząd ma program gospodarczy. Otóż rząd Waldemara Pawlaka ma program i co ważniejsze: program ten nie jest żadną tajemnicą. Został on obszernie przedstawiony w porozumieniu koalicyjnym, przyjętym przez PSL i SLD na początku października 1993 r. Programowi temu rząd jest wierny i stopniowo, ale konsekwentnie, realizuje go. Program ten ma jeszcze pewne luki, nie ukrywamy tego, gdyż niektóre kwestie pozostawiono do dyskusji na później. Koalicja ˝dociera się˝ i proces ten nie jest niczym dziwnym ani wyjątkowym. Czym innym jest jednak program, a czym innym konkretne ustawy, rozporządzenia i decyzje, czyli narzędzia jego realizacji. Narzędzia te powstają systematycznie, według hierarchii ważności i wymagają czasu niezbędnego do dokonania analiz. Pierwsze ustawy Wysoka Izba już uchwaliła i weszły one w życie. Dziś w imieniu rządu przedstawiłem najważniejsze z tych narzędzi - projekt ustawy budżetowej. </text:span></text:p>
      <text:p text:style-name="P1"><text:span text:style-name="T1">    Rząd w pełni podtrzymuje priorytety zawarte w programach wyborczych i zapisane w umowie koalicyjnej. Nie wszystkie jednak mogą być w równym stopniu realizowane od zaraz, z oczywistej przyczyny, jaką jest niedostatek środków. Konflikt pomiędzy zadaniami długookresowymi a bieżącymi jest podstawowym dylematem ekonomii od początku jej istnienia. Pomyślność państw i społeczeństw zależała zawsze od tego, czy był on mądrze rozstrzygany.</text:span></text:p>
      <text:p text:style-name="P1"><text:span text:style-name="T1">    Jeśli potrafimy wznieść się ponad partykularyzmy grupowe, spojrzeć na budżet uwzględniając długofalowy interes państwa i zapewnić konsekwentną i spójną realizację jego celów, to w perspektywie najbliższych lat: </text:span></text:p>
      <text:p text:style-name="P1"><text:span text:style-name="T1">    - utrwalimy rozwój gospodarczy i przyspieszymy procesy inwestycyjne, </text:span></text:p>
      <text:p text:style-name="P1"><text:span text:style-name="T1">    - zwiększymy eksport, poprawimy konkurencyjność na rynkach międzynarodowych, </text:span></text:p>
      <text:p text:style-name="P1"><text:span text:style-name="T1">    - stworzymy lepsze warunki do integracji ze Wspólnotami Europejskimi, </text:span></text:p>
      <text:p text:style-name="P1"><text:span text:style-name="T1">    - przezwyciężymy kryzys finansów publicznych, </text:span></text:p>
      <text:p text:style-name="P1"><text:span text:style-name="T1">    - zahamujemy i stopniowo będziemy ograniczać rozmiary bezrobocia i wreszcie </text:span></text:p>
      <text:p text:style-name="P1"><text:span text:style-name="T1">    - uzdrowimy system usług społecznych i świadczeń socjalnych.</text:span></text:p>
      <text:p text:style-name="P1"><text:span text:style-name="T1">    Przedstawiony projekt budżetu na rok 1994 jest odzwierciedleniem wyboru dokonanego spośród słusznych, ale przecież konkurencyjnych wobec siebie celów. Jestem głęboko przekonany, że czas pokaże, że dokonane przez nas wybory były właściwe. </text:span></text:p>
      <text:p text:style-name="P1"><text:span text:style-name="T1">    A co do powtarzających się zarzutów kontynuacji i niedostatku zmian, powtórzę to, co już niejednokrotnie mówiliśmy: </text:span></text:p>
      <text:p text:style-name="P1"><text:span text:style-name="T1">    Przyznajemy, że chcemy kontynuować stabilizowanie gospodarki, ograniczanie inflacji i przekształcanie niesprawnych struktur. </text:span></text:p>
      <text:p text:style-name="P1"><text:soft-page-break/><text:span text:style-name="T1">    Zmieniamy natomiast na bardziej aktywny stosunek do inwestycji, eksportu i rolnictwa oraz na bardziej pragmatyczną i sprzyjającą interesom pracowniczym politykę prywatyzacji. </text:span></text:p>
      <text:p text:style-name="P1"><text:span text:style-name="T1">    Wzmacniamy ochronę najuboższych. </text:span></text:p>
      <text:p text:style-name="P1"><text:span text:style-name="T1">    Powstrzymujemy degradację sfery budżetowej. </text:span></text:p>
      <text:p text:style-name="P1"><text:span text:style-name="T1">    Bardziej sprawiedliwie rozkładamy ciężary i wyrzeczenia.</text:span></text:p>
      <text:p text:style-name="P1"><text:span text:style-name="T1">    Chcemy prowadzić politykę pragmatyczną, wolną od zbędnej ideologii i doktrynerstwa, wedle zasady: Tyle kontynuacji, ile konieczne, tyle zmian, ile możliwe.</text:span></text:p>
      <text:p text:style-name="P1"><text:span text:style-name="T1">    Panie Marszałku! Panie i Panowie Posłowie! Budżet na 1994 r. jest w waszych rękach. (Oklaski)</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Mangal1" svg:font-family="Mangal"/>
    <style:font-face style:name="Calibri" svg:font-family="Calibri" style:font-family-generic="roman" style:font-pitch="variable"/>
    <style:font-face style:name="Arial" svg:font-family="Arial" style:font-family-generic="swiss" style:font-pitch="variable"/>
    <style:font-face style:name="Calibri1" svg:font-family="Calibri"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pl" fo:country="PL" style:letter-kerning="true" style:font-size-asian="11pt" style:language-asian="en" style:country-asian="US"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49cm" style:writing-mode="page"/>
      <style:text-properties style:use-window-font-color="true" style:font-name="Calibri" fo:font-size="11pt" fo:language="pl" fo:country="PL" style:letter-kerning="true" style:font-name-asian="Lucida Sans Unicode"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499cm"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jtek Białożyt</meta:initial-creator>
    <dc:creator>Wojtek Białożyt</dc:creator>
    <meta:editing-cycles>1</meta:editing-cycles>
    <meta:creation-date>2013-01-09T14:52:00</meta:creation-date>
    <dc:date>2013-01-09T14:53:00</dc:date>
    <meta:editing-duration>PT1S</meta:editing-duration>
    <meta:generator>LibreOffice/3.6$Windows_x86 LibreOffice_project/2ef5aff-a6fb0ff-166bdff-cf087ad-0f1389</meta:generator>
    <meta:document-statistic meta:table-count="0" meta:image-count="0" meta:object-count="0" meta:page-count="12" meta:paragraph-count="84" meta:word-count="5394" meta:character-count="40135" meta:non-whitespace-character-count="3447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